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282f6" officeooo:paragraph-rsid="001282f6"/>
    </style:style>
    <style:style style:name="P2" style:family="paragraph" style:parent-style-name="Standard">
      <style:paragraph-properties fo:text-align="center" style:justify-single-word="false"/>
      <style:text-properties fo:font-size="18pt" officeooo:rsid="000ffe69" officeooo:paragraph-rsid="000ffe69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2pt" officeooo:rsid="00195cde" officeooo:paragraph-rsid="00195cde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officeooo:rsid="001d8899" officeooo:paragraph-rsid="001d8899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officeooo:rsid="00195cde" officeooo:paragraph-rsid="00195cde" style:font-size-asian="10.5pt" style:font-size-complex="12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officeooo:rsid="00195cde" officeooo:paragraph-rsid="00195cde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95cde" officeooo:paragraph-rsid="00195cde" style:font-size-asian="10.5pt" style:font-size-complex="12pt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officeooo:rsid="002543bc" officeooo:paragraph-rsid="002543bc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d8899" officeooo:paragraph-rsid="001d8899" style:font-size-asian="10.5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officeooo:rsid="00195cde" officeooo:paragraph-rsid="00195cde" style:font-size-asian="10.5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officeooo:rsid="0011816b" officeooo:paragraph-rsid="0011816b"/>
    </style:style>
    <style:style style:name="P12" style:family="paragraph" style:parent-style-name="Standard" style:list-style-name="L3">
      <style:paragraph-properties fo:text-align="start" style:justify-single-word="false"/>
      <style:text-properties officeooo:rsid="001282f6" officeooo:paragraph-rsid="001282f6"/>
    </style:style>
    <style:style style:name="P13" style:family="paragraph" style:parent-style-name="Standard" style:list-style-name="L3">
      <style:paragraph-properties fo:text-align="start" style:justify-single-word="false"/>
      <style:text-properties officeooo:rsid="001282f6" officeooo:paragraph-rsid="0011816b"/>
    </style:style>
    <style:style style:name="P14" style:family="paragraph" style:parent-style-name="Standard">
      <style:paragraph-properties fo:text-align="start" style:justify-single-word="false"/>
      <style:text-properties officeooo:rsid="001282f6" officeooo:paragraph-rsid="001282f6"/>
    </style:style>
    <style:style style:name="P15" style:family="paragraph" style:parent-style-name="Standard" style:list-style-name="L3">
      <style:paragraph-properties fo:text-align="start" style:justify-single-word="false"/>
      <style:text-properties fo:font-weight="bold" officeooo:rsid="001e5cc5" officeooo:paragraph-rsid="001e5cc5" style:font-weight-asian="bold" style:font-weight-complex="bold"/>
    </style:style>
    <style:style style:name="P16" style:family="paragraph" style:parent-style-name="Standard" style:list-style-name="L3">
      <style:paragraph-properties fo:text-align="start" style:justify-single-word="false"/>
      <style:text-properties fo:font-weight="bold" officeooo:rsid="001d8899" officeooo:paragraph-rsid="001d8899" style:font-weight-asian="bold" style:font-weight-complex="bold"/>
    </style:style>
    <style:style style:name="P17" style:family="paragraph" style:parent-style-name="Standard" style:list-style-name="L3">
      <style:paragraph-properties fo:text-align="start" style:justify-single-word="false"/>
      <style:text-properties fo:font-weight="normal" officeooo:rsid="001e5cc5" officeooo:paragraph-rsid="001e5cc5" style:font-weight-asian="normal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weight="normal" officeooo:rsid="001d8899" officeooo:paragraph-rsid="001d889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d8899" officeooo:paragraph-rsid="001d8899" style:font-weight-asian="normal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officeooo:rsid="001e5cc5" officeooo:paragraph-rsid="001e5cc5"/>
    </style:style>
    <style:style style:name="P21" style:family="paragraph" style:parent-style-name="Standard" style:list-style-name="L3">
      <style:paragraph-properties fo:text-align="start" style:justify-single-word="false"/>
      <style:text-properties officeooo:rsid="001e5cc5" officeooo:paragraph-rsid="001e9511"/>
    </style:style>
    <style:style style:name="P22" style:family="paragraph" style:parent-style-name="Standard" style:list-style-name="L3">
      <style:paragraph-properties fo:text-align="start" style:justify-single-word="false"/>
      <style:text-properties officeooo:rsid="001d8899" officeooo:paragraph-rsid="001d8899"/>
    </style:style>
    <style:style style:name="P23" style:family="paragraph" style:parent-style-name="Standard">
      <style:paragraph-properties fo:text-align="start" style:justify-single-word="false"/>
      <style:text-properties officeooo:rsid="001d8899" officeooo:paragraph-rsid="001d8899"/>
    </style:style>
    <style:style style:name="P24" style:family="paragraph" style:parent-style-name="Standard" style:list-style-name="L3">
      <style:paragraph-properties fo:text-align="start" style:justify-single-word="false"/>
      <style:text-properties style:text-underline-style="none" officeooo:rsid="001e5cc5" officeooo:paragraph-rsid="001e5cc5"/>
    </style:style>
    <style:style style:name="P25" style:family="paragraph" style:parent-style-name="Standard" style:list-style-name="L3">
      <style:paragraph-properties fo:text-align="start" style:justify-single-word="false"/>
      <style:text-properties style:text-underline-style="none" officeooo:rsid="001e9511" officeooo:paragraph-rsid="001e951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c368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e9511"/>
    </style:style>
    <style:style style:name="T6" style:family="text">
      <style:text-properties officeooo:rsid="0023991d"/>
    </style:style>
    <style:style style:name="T7" style:family="text">
      <style:text-properties officeooo:rsid="002543bc"/>
    </style:style>
    <style:style style:name="T8" style:family="text">
      <style:text-properties officeooo:rsid="002575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uidelines for Successful Upload</text:p>
      <text:p text:style-name="P2"/>
      <text:p text:style-name="P3">To ensure a successful upload, please make sure ALL submissions comply with the following guidelines. </text:p>
      <text:p text:style-name="P3"/>
      <text:p text:style-name="P3">Form submissions deviating from these guidelines will likely fail to be uploaded when processed:</text:p>
      <text:list xml:id="list3910925398601695247" text:style-name="L1">
        <text:list-item>
          <text:p text:style-name="P5">Processing script URLs cannot contain the percent symbol (<text:span text:style-name="T1">%</text:span><text:span text:style-name="T2">)</text:span></text:p>
          <text:list>
            <text:list-item>
              <text:p text:style-name="P10">If the processing script comes from Jupyter notebook, the best way to avoid this error is to rename the Jupyter Notebook file without any spaces – Spaces can be replaced with dashes or underscores instead</text:p>
            </text:list-item>
          </text:list>
        </text:list-item>
      </text:list>
      <text:p text:style-name="P3"/>
      <text:p text:style-name="P3">Files deviating from these guidelines will likely fail to be uploaded when processed:</text:p>
      <text:list xml:id="list4194595190676361678" text:style-name="L2">
        <text:list-item>
          <text:p text:style-name="P6">All files must be tab-separated</text:p>
        </text:list-item>
        <text:list-item>
          <text:p text:style-name="P8">No files can contain <text:span text:style-name="T1">NA </text:span><text:span text:style-name="T2">values – the submission will fail</text:span></text:p>
        </text:list-item>
        <text:list-item>
          <text:p text:style-name="P6">Files must NOT include a header (i.e. no column names)</text:p>
        </text:list-item>
        <text:list-item>
          <text:p text:style-name="P6">Files cannot have duplicate submission <text:span text:style-name="T3">titles</text:span>. If you receive an error regarding duplicate submission <text:span text:style-name="T3">title</text:span>s, please return to the ‘Contribute’ page and change your submission title </text:p>
        </text:list-item>
      </text:list>
      <text:p text:style-name="P3"/>
      <text:p text:style-name="P9">GMT Files should follow the following format for successful submission:</text:p>
      <text:list xml:id="list2321643105329833747" text:style-name="L3">
        <text:list-item>
          <text:list>
            <text:list-item>
              <text:p text:style-name="P11">Standard GMT format</text:p>
              <text:list>
                <text:list-item>
                  <text:list>
                    <text:list-item>
                      <text:p text:style-name="P12">Column 1: Kinase/Protein/Transcription Factor of Interest</text:p>
                      <text:list>
                        <text:list-item>
                          <text:p text:style-name="P15">Naming of the FIRST term</text:p>
                          <text:list>
                            <text:list-item>
                              <text:p text:style-name="P17">No terms can be over 225 characters long</text:p>
                            </text:list-item>
                            <text:list-item>
                              <text:p text:style-name="P17">terms with multiple words as part of the name should NOT be separated by underscore or dash → If multiple words are part of the name, separate by spaces or by periods (.)</text:p>
                            </text:list-item>
                            <text:list-item>
                              <text:p text:style-name="P17">Next to the term, place an underscore (_) and write the species name of the term</text:p>
                              <text:list>
                                <text:list-item>
                                  <text:p text:style-name="P17">if multiple words are part of the term name, please make sure this underscore with species is the LAST part writte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Column 2: Description</text:p>
                      <text:list>
                        <text:list-item>
                          <text:list>
                            <text:list-item>
                              <text:p text:style-name="P12">No spaces in this column (must be a single word)</text:p>
                            </text:list-item>
                            <text:list-item>
                              <text:p text:style-name="P12">Can be left empty <text:span text:style-name="T8">(although an additional tab would still be necessary between the gene set name and its terms)</text:span>, <text:span text:style-name="T7">but for reliable performance </text:span>use ‘None’ if no descriptio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Columns 3→ </text:p>
                      <text:list>
                        <text:list-item>
                          <text:list>
                            <text:list-item>
                              <text:p text:style-name="P12">All interaction proteins, each in their own column (variable number of columns per kinase/protein/transcription factor)</text:p>
                            </text:list-item>
                            <text:list-item>
                              <text:p text:style-name="P20">These terms are only the gene symbol (no indication of species needed as with the first term)</text:p>
                            </text:list-item>
                            <text:list-item>
                              <text:p text:style-name="P20">No terms can be over 225 characters long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Example GMT File</text:p>
              <text:list>
                <text:list-item>
                  <text:p text:style-name="P20">An example of a GMT file <text:span text:style-name="T5">whose format is accepted and can be</text:span> successfully submitted <text:span text:style-name="T5">is found on the ‘HELP’ page of BioNetBay</text:span></text:p>
                </text:list-item>
              </text:list>
            </text:list-item>
          </text:list>
        </text:list-item>
      </text:list>
      <text:p text:style-name="P1"/>
      <text:p text:style-name="P4">SIG Files should follow the following format for successful submission:</text:p>
      <text:list xml:id="list165706207621712" text:continue-numbering="true" text:style-name="L3">
        <text:list-item>
          <text:list>
            <text:list-item>
              <text:p text:style-name="P12"><text:soft-page-break/>Standard SIG format</text:p>
              <text:list>
                <text:list-item>
                  <text:p text:style-name="P22">All SIG files <text:span text:style-name="T6">MUST</text:span> have <text:span text:style-name="T1">13</text:span><text:span text:style-name="T2"> columns corresponding to:</text:span></text:p>
                  <text:list>
                    <text:list-item>
                      <text:list>
                        <text:list-item>
                          <text:p text:style-name="P16">source name</text:p>
                        </text:list-item>
                        <text:list-item>
                          <text:p text:style-name="P18">source human accession</text:p>
                        </text:list-item>
                        <text:list-item>
                          <text:p text:style-name="P18">source mouse accession</text:p>
                        </text:list-item>
                        <text:list-item>
                          <text:p text:style-name="P18">source type</text:p>
                        </text:list-item>
                        <text:list-item>
                          <text:p text:style-name="P18">source location</text:p>
                        </text:list-item>
                        <text:list-item>
                          <text:p text:style-name="P16">target name</text:p>
                        </text:list-item>
                        <text:list-item>
                          <text:p text:style-name="P18">target human accession</text:p>
                        </text:list-item>
                        <text:list-item>
                          <text:p text:style-name="P18">target mouse accession</text:p>
                        </text:list-item>
                        <text:list-item>
                          <text:p text:style-name="P18">target type</text:p>
                        </text:list-item>
                        <text:list-item>
                          <text:p text:style-name="P18">target location</text:p>
                        </text:list-item>
                        <text:list-item>
                          <text:p text:style-name="P18">effect</text:p>
                        </text:list-item>
                        <text:list-item>
                          <text:p text:style-name="P18">type of interaction</text:p>
                        </text:list-item>
                        <text:list-item>
                          <text:p text:style-name="P18">PubMed ID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xml:id="list165705380218035" text:continue-numbering="true" text:style-name="L3">
        <text:list-item>
          <text:list>
            <text:list-item>
              <text:list>
                <text:list-item>
                  <text:p text:style-name="P22">Bolded columns (columns 1 and columns 6) MUST include <text:span text:style-name="T4">source name</text:span> and the <text:span text:style-name="T4">target name</text:span></text:p>
                  <text:list>
                    <text:list-item>
                      <text:p text:style-name="P24">All other columns can simply be listed as NA</text:p>
                    </text:list-item>
                    <text:list-item>
                      <text:p text:style-name="P25">None of the names can be over 225 characters long</text:p>
                    </text:list-item>
                  </text:list>
                </text:list-item>
              </text:list>
            </text:list-item>
            <text:list-item>
              <text:p text:style-name="P12">Example SIG file</text:p>
              <text:list>
                <text:list-item>
                  <text:p text:style-name="P21">An example of a <text:span text:style-name="T5">SIG</text:span> file <text:span text:style-name="T5">whose format is accepted and can be</text:span> successfully submitted <text:span text:style-name="T5">is found on the ‘HELP’ page of BioNetBay</text:span></text:p>
                </text:list-item>
              </text:list>
              <text:p text:style-name="P13"/>
            </text:list-item>
          </text:list>
        </text:list-item>
      </text:list>
      <text:p text:style-name="P1"/>
      <text:list xml:id="list165705738178871" text:continue-numbering="true" text:style-name="L3">
        <text:list-header>
          <text:p text:style-name="P1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7:30:48.805263932</meta:creation-date>
    <dc:date>2017-08-10T14:44:34.533586079</dc:date>
    <meta:editing-duration>P3DT22H54M29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2" meta:paragraph-count="50" meta:word-count="508" meta:character-count="2822" meta:non-whitespace-character-count="2401"/>
  </office:meta>
</office:document-meta>
</file>